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06cm" style:rel-column-width="21611*"/>
    </style:style>
    <style:style style:name="Tableau1.B" style:family="table-column">
      <style:table-column-properties style:column-width="3.097cm" style:rel-column-width="11941*"/>
    </style:style>
    <style:style style:name="Tableau1.C" style:family="table-column">
      <style:table-column-properties style:column-width="8.296cm" style:rel-column-width="31983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3">BILLS OF MATERIALS (BOMs)</text:span></text:p>
      <text:p text:style-name="P3"/>
      <text:p text:style-name="P14">This is an ODT template document used to generate personalized documents for your <text:span text:style-name="T3">BOMs</text:span>.</text:p>
      <text:p text:style-name="P14"/>
      <text:p text:style-name="P13">My information:</text:p>
      <text:p text:style-name="P4">This is a list of tags that will be replaced with your informations:</text:p>
      <text:p text:style-name="P5">mycompany_logo = ErrorFileNotFound</text:p>
      <text:p text:style-name="P5">mycompany_name = Nouvelle Attitude</text:p>
      <text:p text:style-name="P5">mycompany_address = 10 – 18 rue Senouque</text:p>
      <text:p text:style-name="P5">mycompany_zip = 78530</text:p>
      <text:p text:style-name="P5">mycompany_town = BUC</text:p>
      <text:p text:style-name="P5">mycompany_country = France</text:p>
      <text:p text:style-name="P6">mycompany_country_code = FR</text:p>
      <text:p text:style-name="P6">mycompany_state = Yvelines</text:p>
      <text:p text:style-name="P6">mycompany_state_code = 78</text:p>
      <text:p text:style-name="P5">mycompany_phone = 01 39 56 91 69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14710</text:p>
      <text:p text:style-name="P5">mycompany_juridicalstatus= Société par actions simplifiée unipersonnelle (SASU)</text:p>
      <text:p text:style-name="P5">mycompany_idprof1 = 493764674</text:p>
      <text:p text:style-name="P5">mycompany_idprof2 = 49376467400070</text:p>
      <text:p text:style-name="P5">mycompany_idprof3 = </text:p>
      <text:p text:style-name="P5">mycompany_idprof4 = </text:p>
      <text:p text:style-name="P6">mycompany_idprof5 = </text:p>
      <text:p text:style-name="P6">mycompany_idprof6 = </text:p>
      <text:p text:style-name="P5">mycompany_vatnumber = FR50493764674</text:p>
      <text:p text:style-name="P5">mycompany_note = {mycompany_note}</text:p>
      <text:p text:style-name="P5">...</text:p>
      <text:p text:style-name="P3"/>
      <text:p text:style-name="P8">User information:</text:p>
      <text:p text:style-name="P10">myuser_lastname = SuperAdmin</text:p>
      <text:p text:style-name="P10">myuser_firstname = </text:p>
      <text:p text:style-name="P10">myuser_login = admin</text:p>
      <text:p text:style-name="P10">myuser_email = </text:p>
      <text:p text:style-name="P11">...</text:p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24</text:p>
      <text:p text:style-name="P5">object_ref = BOM2309-0019</text:p>
      <text:p text:style-name="P5">object_date_creation = 01/09/2023</text:p>
      <text:p text:style-name="P5">object_note_private = </text:p>
      <text:p text:style-name="P5">object_note = </text:p>
      <text:p text:style-name="P7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<text:span text:style-name="T3">Lines</text:span> of object:</text:p>
      <text:p text:style-name="P4">This is how to use arrays for lines of objects. You must create your array in the document and fill it with following tags:</text:p>
      <text:p text:style-name="Standard">[!-- BEGIN row.lines --]</text:p>
      <text:p text:style-name="Standard"><text:tab/>{line_fulldesc}</text:p>
      <text:p text:style-name="Standard"><text:tab/>{line_qty}</text:p>
      <text:p text:style-name="Standard"><text:tab/>{line_product_ref}</text:p>
      <text:p text:style-name="Standard"><text:tab/>{line_product_ref_fourn}</text:p>
      <text:p text:style-name="Standard"><text:tab/>{line_product_label}</text:p>
      <text:p text:style-name="Standard"><text:tab/>{line_product_type}</text:p>
      <text:p text:style-name="Standard"><text:tab/>{line_product_barcode}</text:p>
      <text:p text:style-name="Standard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4879030538496">
            <table:table-cell table:style-name="Tableau1.A1" office:value-type="string">
              <text:p text:style-name="P15">__Ref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C1" office:value-type="string">
              <text:p text:style-name="P15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Table_20_Contents">testrebut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testrebut</text:p>
            <text:p text:style-name="Table_20_Contents">rebut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Table_20_Contents">testamine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testamine</text:p>
            <text:p text:style-name="Table_20_Contents">testamine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Table_20_Contents">XWXWXW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XWXWXW</text:p>
            <text:p text:style-name="Table_20_Contents">WXWX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1T14:48:33</dc:date>
    <meta:editing-duration>PT5H35M16S</meta:editing-duration>
    <meta:editing-cycles>70</meta:editing-cycles>
    <meta:generator>LibreOffice/7.3.3.2$Linux_X86_64 LibreOffice_project/30$Build-2</meta:generator>
    <meta:document-statistic meta:table-count="1" meta:image-count="0" meta:object-count="0" meta:page-count="2" meta:paragraph-count="65" meta:word-count="236" meta:character-count="2206" meta:non-whitespace-character-count="2032"/>
    <meta:user-defined meta:name="Información 1"/>
    <meta:user-defined meta:name="Información 2"/>
    <meta:user-defined meta:name="Información 3"/>
    <meta:user-defined meta:name="Información 4"/>
  </office:meta>
</office:document-meta>
</file>